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T1" style:family="text">
      <style:text-properties officeooo:rsid="0004707a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 text:c="5"/>C<text:span text:style-name="T1">harte du bon diplomate</text:span></text:p>
      <text:p text:style-name="Preformatted_20_Text"><text:s text:c="4"/></text:p>
      <text:list xml:id="list3151600687" text:style-name="L1">
        <text:list-item>
          <text:p text:style-name="P1">Le bon diplomate respecte ses partenaires et échange avec eux de manière cordiale en toutes circonstances</text:p>
        </text:list-item>
        <text:list-item>
          <text:p text:style-name="P1"><text:s text:c="4"/>Le bon diplomate ne s'inscrit pas plusieurs fois sur une partie</text:p>
        </text:list-item>
        <text:list-item>
          <text:p text:style-name="P1"><text:s text:c="4"/>Le bon diplomate respecte scrupuleusement la règle de non communication par quelque moyen que ce soit sur les parties qui appliquent cette restriction (hormis la communication via les ordres passés)</text:p>
        </text:list-item>
        <text:list-item>
          <text:p text:style-name="P1"><text:s text:c="4"/>Le bon diplomate n’abandonne pas la partie sur laquelle il s'est engagé</text:p>
        </text:list-item>
        <text:list-item>
          <text:p text:style-name="P1"><text:s text:c="4"/>Le bon diplomate est ponctuel dans les rendu d'ordres, et communique avec l'arbitre en cas de problème</text:p>
        </text:list-item>
        <text:list-item>
          <text:p text:style-name="P1"><text:s text:c="4"/>Le bon diplomate ne cherche pas à pourrir une partie qui tourne à son désavantage</text:p>
        </text:list-item>
        <text:list-item>
          <text:p text:style-name="P1"><text:s text:c="4"/>Le bon diplomate reste fair-play et se garde bien de tricher et de contourner les règles à son avantage</text:p>
        </text:list-item>
        <text:list-item>
          <text:p text:style-name="P1"><text:s text:c="4"/>Le bon diplomate qui découvre une faille du système se doit de la signaler - sans délai si cette faille permet de tricher</text:p>
        </text:list-item>
        <text:list-item>
          <text:p text:style-name="P1"><text:s text:c="4"/>L’arbitre de la partie veille à son bon déroulement et au plus grand plaisir de chacun</text:p>
        </text:list-item>
        <text:list-item>
          <text:p text:style-name="P1"><text:s text:c="4"/>L’arbitre est maître du choix des joueurs dans la partie</text:p>
        </text:list-item>
        <text:list-item>
          <text:p text:style-name="P1"><text:s text:c="4"/>L’arbitre a toujours raison</text:p>
        </text:list-item>
        <text:list-item>
          <text:p text:style-name="P1"><text:s text:c="4"/>Si la décision de l'arbitre est contestée, le bon diplomate lève un incident et/ou se rapproche du conseil de l'association qui statuera</text:p>
        </text:list-item>
        <text:list-item>
          <text:p text:style-name="P1"><text:s text:c="4"/>Le bon diplomate accepte l’idée que le conseil de l’association, dans sa grande sagesse, a toujours raison, mais garde toujours la possibilité de venir candidater lors de la prochaine Assemblée Générale afin d’apporter sa contribution constructive à l’évolution de la jurisprudence</text:p>
        </text:list-item>
        <text:list-item>
          <text:p text:style-name="P1"><text:s text:c="4"/>Le conseil se réserve le droit prononcer l'exclusion d'un joueur dans les cas extrêmes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7.2$Linux_X86_64 LibreOffice_project/20$Build-2</meta:generator>
    <dc:date>2022-08-14T13:52:19.449842032</dc:date>
    <meta:editing-duration>PT4S</meta:editing-duration>
    <meta:editing-cycles>1</meta:editing-cycles>
    <meta:document-statistic meta:table-count="0" meta:image-count="0" meta:object-count="0" meta:page-count="1" meta:paragraph-count="16" meta:word-count="268" meta:character-count="1633" meta:non-whitespace-character-count="1333"/>
  </office:meta>
</office:document-meta>
</file>